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officeooo:rsid="000131b1" officeooo:paragraph-rsid="000131b1" style:font-size-asian="16pt" style:font-weight-asian="bold" style:font-size-complex="16pt" style:font-weight-complex="bold"/>
    </style:style>
    <style:style style:name="P2" style:family="paragraph" style:parent-style-name="Standard">
      <style:text-properties fo:font-size="16pt" fo:font-weight="bold" officeooo:rsid="00023a98" officeooo:paragraph-rsid="00023a98" style:font-size-asian="16pt" style:font-weight-asian="bold" style:font-size-complex="16pt" style:font-weight-complex="bold"/>
    </style:style>
    <style:style style:name="P3" style:family="paragraph" style:parent-style-name="Standard">
      <style:text-properties fo:font-size="20pt" fo:font-weight="bold" officeooo:rsid="000131b1" officeooo:paragraph-rsid="000131b1" style:font-size-asian="20pt" style:font-weight-asian="bold" style:font-size-complex="20pt" style:font-weight-complex="bold"/>
    </style:style>
    <style:style style:name="P4" style:family="paragraph" style:parent-style-name="Standard">
      <style:text-properties fo:font-weight="bold" officeooo:rsid="000131b1" officeooo:paragraph-rsid="000131b1" style:font-weight-asian="bold" style:font-weight-complex="bold"/>
    </style:style>
    <style:style style:name="P5" style:family="paragraph" style:parent-style-name="Standard">
      <style:text-properties fo:font-size="22pt" fo:font-weight="bold" officeooo:rsid="000131b1" officeooo:paragraph-rsid="000131b1" style:font-size-asian="22pt" style:font-weight-asian="bold" style:font-size-complex="22pt" style:font-weight-complex="bold"/>
    </style:style>
    <style:style style:name="P6" style:family="paragraph" style:parent-style-name="Standard">
      <style:text-properties fo:font-size="24pt" fo:font-weight="bold" officeooo:rsid="000131b1" officeooo:paragraph-rsid="000131b1" style:font-size-asian="24pt" style:font-weight-asian="bold" style:font-size-complex="24pt" style:font-weight-complex="bold"/>
    </style:style>
    <style:style style:name="P7" style:family="paragraph" style:parent-style-name="Standard">
      <style:text-properties fo:font-size="16pt" fo:font-weight="bold" officeooo:rsid="00023a98" officeooo:paragraph-rsid="00023a98" style:font-size-asian="16pt" style:font-weight-asian="bold" style:font-size-complex="16pt" style:font-weight-complex="bold"/>
    </style:style>
    <style:style style:name="P8" style:family="paragraph" style:parent-style-name="Standard">
      <style:text-properties fo:font-size="16pt" fo:font-weight="bold" officeooo:rsid="00023a98" officeooo:paragraph-rsid="00048e15" style:font-size-asian="16pt" style:font-weight-asian="bold" style:font-size-complex="16pt" style:font-weight-complex="bold"/>
    </style:style>
    <style:style style:name="P9" style:family="paragraph" style:parent-style-name="Standard">
      <style:text-properties fo:font-size="16pt" fo:font-weight="bold" officeooo:rsid="00023a98" officeooo:paragraph-rsid="00067a51" style:font-size-asian="16pt" style:font-weight-asian="bold" style:font-size-complex="16pt" style:font-weight-complex="bold"/>
    </style:style>
    <style:style style:name="P10" style:family="paragraph" style:parent-style-name="Standard">
      <style:text-properties fo:font-size="16pt" fo:font-weight="bold" officeooo:rsid="00023a98" officeooo:paragraph-rsid="00080dda" style:font-size-asian="16pt" style:font-weight-asian="bold" style:font-size-complex="16pt" style:font-weight-complex="bold"/>
    </style:style>
    <style:style style:name="P11" style:family="paragraph" style:parent-style-name="Standard">
      <style:text-properties fo:font-size="16pt" fo:font-weight="bold" officeooo:rsid="00023a98" officeooo:paragraph-rsid="000aa45c" style:font-size-asian="16pt" style:font-weight-asian="bold" style:font-size-complex="16pt" style:font-weight-complex="bold"/>
    </style:style>
    <style:style style:name="P12" style:family="paragraph" style:parent-style-name="Standard">
      <style:text-properties fo:font-size="16pt" fo:font-weight="bold" officeooo:rsid="00080dda" officeooo:paragraph-rsid="00080dda" style:font-size-asian="16pt" style:font-weight-asian="bold" style:font-size-complex="16pt" style:font-weight-complex="bold"/>
    </style:style>
    <style:style style:name="P13" style:family="paragraph" style:parent-style-name="Standard">
      <style:text-properties fo:font-size="16pt" fo:font-weight="bold" officeooo:rsid="00080dda" officeooo:paragraph-rsid="00084120" style:font-size-asian="16pt" style:font-weight-asian="bold" style:font-size-complex="16pt" style:font-weight-complex="bold"/>
    </style:style>
    <style:style style:name="P14" style:family="paragraph" style:parent-style-name="Standard">
      <style:text-properties fo:font-size="16pt" fo:font-weight="bold" officeooo:rsid="00084120" officeooo:paragraph-rsid="00084120" style:font-size-asian="16pt" style:font-weight-asian="bold" style:font-size-complex="16pt" style:font-weight-complex="bold"/>
    </style:style>
    <style:style style:name="P15" style:family="paragraph" style:parent-style-name="Standard">
      <style:text-properties fo:font-size="16pt" fo:font-weight="bold" officeooo:rsid="000a0ae1" officeooo:paragraph-rsid="000a0ae1" style:font-size-asian="16pt" style:font-weight-asian="bold" style:font-size-complex="16pt" style:font-weight-complex="bold"/>
    </style:style>
    <style:style style:name="P16" style:family="paragraph" style:parent-style-name="Standard">
      <style:text-properties fo:font-size="16pt" fo:font-weight="bold" officeooo:rsid="000a0ae1" officeooo:paragraph-rsid="000aa45c" style:font-size-asian="16pt" style:font-weight-asian="bold" style:font-size-complex="16pt" style:font-weight-complex="bold"/>
    </style:style>
    <style:style style:name="P17" style:family="paragraph" style:parent-style-name="Standard">
      <style:text-properties fo:font-size="16pt" fo:font-weight="bold" officeooo:rsid="000aa45c" officeooo:paragraph-rsid="000aa45c" style:font-size-asian="16pt" style:font-weight-asian="bold" style:font-size-complex="16pt" style:font-weight-complex="bold"/>
    </style:style>
    <style:style style:name="P18" style:family="paragraph" style:parent-style-name="Standard">
      <style:text-properties fo:font-size="16pt" fo:font-weight="bold" officeooo:rsid="000bf434" officeooo:paragraph-rsid="000bf434" style:font-size-asian="16pt" style:font-weight-asian="bold" style:font-size-complex="16pt" style:font-weight-complex="bold"/>
    </style:style>
    <style:style style:name="P19" style:family="paragraph" style:parent-style-name="Standard">
      <style:text-properties fo:font-size="16pt" fo:font-weight="bold" officeooo:rsid="000bf434" officeooo:paragraph-rsid="00115337" style:font-size-asian="16pt" style:font-weight-asian="bold" style:font-size-complex="16pt" style:font-weight-complex="bold"/>
    </style:style>
    <style:style style:name="P20" style:family="paragraph" style:parent-style-name="Standard">
      <style:text-properties fo:font-size="16pt" fo:font-weight="bold" officeooo:rsid="000fdff7" officeooo:paragraph-rsid="000fdff7" style:font-size-asian="16pt" style:font-weight-asian="bold" style:font-size-complex="16pt" style:font-weight-complex="bold"/>
    </style:style>
    <style:style style:name="P21" style:family="paragraph" style:parent-style-name="Standard">
      <style:text-properties fo:font-size="16pt" fo:font-weight="bold" officeooo:rsid="00115337" officeooo:paragraph-rsid="00115337" style:font-size-asian="16pt" style:font-weight-asian="bold" style:font-size-complex="16pt" style:font-weight-complex="bold"/>
    </style:style>
    <style:style style:name="P22" style:family="paragraph" style:parent-style-name="Standard">
      <style:text-properties fo:font-size="16pt" fo:font-weight="bold" officeooo:rsid="0012bb72" officeooo:paragraph-rsid="0012bb72" style:font-size-asian="16pt" style:font-weight-asian="bold" style:font-size-complex="16pt" style:font-weight-complex="bold"/>
    </style:style>
    <style:style style:name="P23" style:family="paragraph" style:parent-style-name="Standard">
      <style:text-properties fo:font-size="16pt" fo:font-weight="bold" officeooo:rsid="00131807" officeooo:paragraph-rsid="00131807" style:font-size-asian="16pt" style:font-weight-asian="bold" style:font-size-complex="16pt" style:font-weight-complex="bold"/>
    </style:style>
    <style:style style:name="P24" style:family="paragraph" style:parent-style-name="Standard">
      <style:text-properties fo:font-size="16pt" fo:font-weight="bold" officeooo:rsid="001d88b9" officeooo:paragraph-rsid="001d88b9" style:font-size-asian="16pt" style:font-weight-asian="bold" style:font-size-complex="16pt" style:font-weight-complex="bold"/>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officeooo:rsid="00034cf3"/>
    </style:style>
    <style:style style:name="T2" style:family="text">
      <style:text-properties officeooo:rsid="0003c634"/>
    </style:style>
    <style:style style:name="T3" style:family="text">
      <style:text-properties officeooo:rsid="00048e15"/>
    </style:style>
    <style:style style:name="T4" style:family="text">
      <style:text-properties officeooo:rsid="00067a51"/>
    </style:style>
    <style:style style:name="T5" style:family="text">
      <style:text-properties officeooo:rsid="00080dda"/>
    </style:style>
    <style:style style:name="T6" style:family="text">
      <style:text-properties officeooo:rsid="00084120"/>
    </style:style>
    <style:style style:name="T7" style:family="text">
      <style:text-properties officeooo:rsid="000aa45c"/>
    </style:style>
    <style:style style:name="T8" style:family="text">
      <style:text-properties officeooo:rsid="000bf434"/>
    </style:style>
    <style:style style:name="T9" style:family="text">
      <style:text-properties officeooo:rsid="000d8f5d"/>
    </style:style>
    <style:style style:name="T10" style:family="text">
      <style:text-properties officeooo:rsid="0010747d"/>
    </style:style>
    <style:style style:name="T11" style:family="text">
      <style:text-properties officeooo:rsid="00115337"/>
    </style:style>
    <style:style style:name="T12" style:family="text">
      <style:text-properties officeooo:rsid="0012bb72"/>
    </style:style>
    <style:style style:name="T13" style:family="text">
      <style:text-properties officeooo:rsid="00136552"/>
    </style:style>
    <style:style style:name="T14" style:family="text">
      <style:text-properties officeooo:rsid="001516ae"/>
    </style:style>
    <style:style style:name="T15"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GORITMOS: ORDENAÇÃO E BUSCA </text:p>
      <text:p text:style-name="P5"/>
      <text:p text:style-name="P1">PROF.:DIRSON SANTOS DE CAMPOS</text:p>
      <text:p text:style-name="P1">ALUNO: AUGUSTO CÉSAR DA FONSECA FALCÃO</text:p>
      <text:p text:style-name="P1">MATRÍCULA: 140614</text:p>
      <text:p text:style-name="P1"/>
      <text:p text:style-name="P4"/>
      <text:p text:style-name="P3">TAREFA 0<text:span text:style-name="T1">2</text:span>: EXERCÍCIOS DE REVISÃO DE ESTRUTURA DE DADOS PARA ORDENAÇÃO E BUSCA</text:p>
      <text:p text:style-name="P3"/>
      <text:p text:style-name="P2">01.</text:p>
      <text:p text:style-name="P2">a) </text:p>
      <text:p text:style-name="P2">- <text:span text:style-name="T2">Descrição do problema: Utilizamos algoritmos de ordenação quando precisamos ordenar(colocar em ordem, geralmente crescente) estruturas de coleções de dados, como vetores, matrizes, filas, pilhas e árvores. A ordenação é feita para que seja facilitada a pesquisa, inserção e remoção de números específicos de uma estrutura. Utilizaremos o Selection Sort como exemplo.</text:span></text:p>
      <text:p text:style-name="P2"/>
      <text:p text:style-name="P2">- <text:span text:style-name="T3">Input: Entrada dada pelo cliente em n números para montar um vetor, pode ser manualmente ou de forma randômica.</text:span></text:p>
      <text:p text:style-name="P2"/>
      <text:p text:style-name="P8">- <text:span text:style-name="T3">Processamento: O Selection Sort é baseado em passar o menor número para a primeira posição do vetor, o segundo menor para a segunda posição, e assim subsequentemente até que o vetor esteja completamente ordenado. O algoritmo é composto de dois laços de repetição, onde um externo irá percorrer cada índice do vetor, e um interno irá comparar o número daquele índice com o restante do vetor, e caso ache um menor, irá troca-lo com o do da posição do índice atual e irá rodar novamente o laço externo, até que o número do índice atual seja o maior do vetor.</text:span></text:p>
      <text:p text:style-name="P8"/>
      <text:p text:style-name="P9"><text:span text:style-name="T3">- Output: O resultado será o vetor completamente ordenado de forma crescente, da esquerda para a direita.</text:span></text:p>
      <text:p text:style-name="P9"/>
      <text:p text:style-name="P9"><text:span text:style-name="T4">b) </text:span></text:p>
      <text:p text:style-name="P11"><draw:custom-shape text:anchor-type="paragraph" draw:z-index="0" draw:style-name="gr1" svg:width="2.065cm" svg:height="0.847cm" svg:x="8.289cm" svg:y="-0.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 <text:span text:style-name="T5">Input: Matrícula → 788706102 <text:s text:c="21"/>{7, 8, 8, 7, 0, 6, 1, 0, 2}</text:span></text:p>
      <text:p text:style-name="P10"/>
      <text:p text:style-name="P10">- <text:span text:style-name="T5">Processamento:</text:span></text:p>
      <text:p text:style-name="P12"/>
      <text:p text:style-name="P14">Laço externo <text:s text:c="7"/><text:tab/><text:tab/><text:tab/> <text:s text:c="4"/>Laço Interno</text:p>
      <text:p text:style-name="P12"><draw:custom-shape text:anchor-type="paragraph" draw:z-index="2" draw:style-name="gr1" svg:width="0.662cm" svg:height="1.02cm" svg:x="0.113cm" svg:y="0.0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custom-shape text:anchor-type="paragraph" draw:z-index="1" draw:style-name="gr2" draw:text-style-name="P26" svg:width="0.713cm" svg:height="0.664cm" svg:x="0.115cm" svg:y="0.63cm"><text:p text:style-name="P25"><text:span text:style-name="T15">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2" draw:text-style-name="P26" svg:width="0.713cm" svg:height="0.664cm" svg:x="8.37cm" svg:y="0.644cm"><text:p text:style-name="P25"><text:span text:style-name="T15">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5" draw:style-name="gr3" draw:text-style-name="P26" svg:x1="9.664cm" svg:y1="0.642cm" svg:x2="10.352cm" svg:y2="1.568cm"><text:p/></draw:line> <text:s text:c="6"/><text:span text:style-name="T7">8</text:span> <text:s/><text:span text:style-name="T7">8</text:span> <text:s/><text:span text:style-name="T7">7</text:span> <text:s/>0 <text:s/>6 <text:s/>1 <text:s/><text:span text:style-name="T7">0 <text:s/>2</text:span> <text:s text:c="28"/><text:span text:style-name="T7">8</text:span> <text:s/><text:span text:style-name="T7">8</text:span> <text:s/><text:span text:style-name="T7">7</text:span> <text:s/>0 <text:s/>6 <text:s/>1 <text:s/><text:span text:style-name="T7">0 <text:s/>2</text:span></text:p>
      <text:p text:style-name="P12"><draw:line text:anchor-type="paragraph" draw:z-index="4" draw:style-name="gr3" draw:text-style-name="P25" svg:x1="8.369cm" svg:y1="0.009cm" svg:x2="7.549cm" svg:y2="0.909cm"><text:p/></draw:line></text:p>
      <text:p text:style-name="P12"><draw:custom-shape text:anchor-type="paragraph" draw:z-index="6" draw:style-name="gr4" draw:text-style-name="P25" svg:width="0.503cm" svg:height="0.715cm" svg:x="6.675cm" svg:y="0.587cm"><text:p text:style-name="P25">7</text:p><draw:enhanced-geometry svg:viewBox="0 0 21600 21600" draw:type="rectangle" draw:enhanced-path="M 0 0 L 21600 0 21600 21600 0 21600 0 0 Z N"/></draw:custom-shape><draw:custom-shape text:anchor-type="paragraph" draw:z-index="7" draw:style-name="gr4" draw:text-style-name="P25" svg:width="0.583cm" svg:height="0.715cm" svg:x="10.405cm" svg:y="0.587cm"><text:p text:style-name="P25">8</text:p><draw:enhanced-geometry svg:viewBox="0 0 21600 21600" draw:type="rectangle" draw:enhanced-path="M 0 0 L 21600 0 21600 21600 0 21600 0 0 Z N"/></draw:custom-shape></text:p>
      <text:p text:style-name="P12"><text:s text:c="52"/><text:span text:style-name="T6">é menor que</text:span> <text:s/><text:span text:style-name="T6"><text:s text:c="3"/>? = sim, portanto, 7 e 8 <text:s text:c="159"/>. <text:s text:c="84"/>não trocam de lugar</text:span></text:p>
      <text:p text:style-name="P12"/>
      <text:p text:style-name="P12"><text:s text:c="58"/></text:p>
      <text:p text:style-name="P15">Em seguida, o laço externo passa para o segundo índice e assim por diante.</text:p>
      <text:p text:style-name="P15"/>
      <text:p text:style-name="P15">Laço externo</text:p>
      <text:p text:style-name="P15"><draw:custom-shape text:anchor-type="paragraph" draw:z-index="8" draw:style-name="gr1" svg:width="0.742cm" svg:height="1.059cm" svg:x="0.563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draw:custom-shape text:anchor-type="paragraph" draw:z-index="9" draw:style-name="gr2" draw:text-style-name="P26" svg:width="0.717cm" svg:height="0.666cm" svg:x="0.564cm" svg:y="0.617cm"><text:p text:style-name="P25"><text:span text:style-name="T15">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text:s/><text:span text:style-name="T7">7</text:span> <text:s text:c="6"/><text:span text:style-name="T7">8</text:span> <text:s/><text:span text:style-name="T7">7</text:span> <text:s/>0 <text:s/>6 <text:s/>1 <text:s/><text:span text:style-name="T7">0 <text:s/>2</text:span></text:p>
      <text:p text:style-name="P15"/>
      <text:p text:style-name="P16">- Output: <text:span text:style-name="T7">Resultado esperado</text:span>{<text:span text:style-name="T7">0, 0, 1, 2, 6, 7, 8, 8}.</text:span></text:p>
      <text:p text:style-name="P16"/>
      <text:p text:style-name="P16"><text:span text:style-name="T7"><text:s/></text:span></text:p>
      <text:p text:style-name="P11"/>
      <text:p text:style-name="P11">0<text:span text:style-name="T7">2.</text:span></text:p>
      <text:p text:style-name="P11"/>
      <text:p text:style-name="P17">a) <text:span text:style-name="T8">Aprender a organizar ordenadamente estruturas grandes de dados de forma eficiente e eficaz, com o intuito de tornar as pesquisas e manipulações de dados mais rápidas para o usuário de um sistema que possui grande volume de dados(ex.: livraria).</text:span></text:p>
      <text:p text:style-name="P17"/>
      <text:p text:style-name="P18">b) <text:span text:style-name="T9">Não podemos afirmar tal sentença. Temos uma variedade grande de algoritmos de ordenação exatamente por cada um resolver situações diferentes. Temos algoritmos focados em resolver bem situações de volumes grandes de dados, assim como temos algoritmos que resolvem bem situações de volumes menores de dados, onde alguns algoritmos comparam um número com o resto em um sentido único de leitura do </text:span><text:soft-page-break/><text:span text:style-name="T9">vetor, outros leem o vetor da esquerda para a direita e da direita para a esquerda ao mesmo tempo, outros quebram o vetor em partes com índices para comparar e ordenar essas partes ao invés do todo, entre outras estratégias de ordenação. Além disso, temos tempos de execução diferentes para esses algoritmos, onde o pior caso de execução(o possível tempo máximo de execução do algoritmo) será o fator decisivo para escolher um algoritmo de ordenação ao invés de outro como solução para o problema específico(Ex.: O Selection Sort compara o primeiro número do vetor com o resto do vetor, tendo assim que percorrer, no pior caso, todas as posições do vetor para trocar 1 só número. Considerando então todos os índices do vetor, o algortimo demoraria O(n²) para ordenar o vetor, onde O significa complexidade e n é o tamanho do vetor).</text:span></text:p>
      <text:p text:style-name="P18"/>
      <text:p text:style-name="P20">c) <text:span text:style-name="T10">Os métodos de ordenação geralmente são comparados através da grandeza Complexidade, que define o tempo de execução em passos de execução do algoritmo, ou seja, quantas vezes o algoritmo irá rodar as estruturas de repetição para ordenar o vetor. Os tempos de execução medidos pela complexidade variam de:</text:span></text:p>
      <text:p text:style-name="P20"/>
      <text:p text:style-name="P21"><draw:line text:anchor-type="paragraph" draw:z-index="11" draw:style-name="gr3" draw:text-style-name="P25" svg:x1="2.997cm" svg:y1="0.182cm" svg:x2="2.997cm" svg:y2="5.156cm"><text:p/></draw:line>Método: <text:tab/><text:tab/>Complexidade:</text:p>
      <text:p text:style-name="P21"><draw:line text:anchor-type="paragraph" draw:z-index="10" draw:style-name="gr3" draw:text-style-name="P25" svg:x1="0.034cm" svg:y1="0.035cm" svg:x2="7.442cm" svg:y2="0.061cm"><text:p/></draw:line>Inserção <text:tab/><text:tab/>O(n²)</text:p>
      <text:p text:style-name="P21">Seleção <text:tab/><text:tab/>O(n²)</text:p>
      <text:p text:style-name="P21">Bolha <text:tab/><text:tab/>O(n²)</text:p>
      <text:p text:style-name="P21">Shellsort <text:tab/><text:tab/>O(n lg(n)²)</text:p>
      <text:p text:style-name="P21">Quicksort <text:tab/>O(n lg(n))</text:p>
      <text:p text:style-name="P21">Heapsort <text:tab/><text:tab/>O(n lg(n))</text:p>
      <text:p text:style-name="P21">Radixsort <text:tab/>O(kn)</text:p>
      <text:p text:style-name="P21"/>
      <text:p text:style-name="P19"><text:span text:style-name="T11">Onde O significa complexidade e n é o tamanho do vetor.</text:span></text:p>
      <text:p text:style-name="P19"/>
      <text:p text:style-name="P21">d) <text:span text:style-name="T12">Exemplo: Livraria. Em uma livraria temos sempre um sistema onde os funcionários buscam títulos de produtos, quantidade em estoque, preço, etc. Um sistema de estoque poderia levar muito menos tempo para efetuar uma pesquisa de produto caso estivesse ordenado. Em casos de volumes de dados muito grandes, existem algoritmos capazes de separar blocos de dados por índices, o que funcionaria bem no caso de uma livraria, pois temos vários tipos de produtos que poderiam se tornar índices(DVDs, Blu-Ray, CDs, Livros, Aparelhos </text:span><text:soft-page-break/><text:span text:style-name="T12">Eletrônicos, Revistas, etc) ou até índices de índices(Livros_Romance, Livros_Teen, Livros_Novela, Livros_Terror, etc.).</text:span></text:p>
      <text:p text:style-name="P21"/>
      <text:p text:style-name="P22">e)</text:p>
      <text:p text:style-name="P23">→ Selection Sort: <text:span text:style-name="T3">O Selection Sort é baseado em passar o menor número para a primeira posição do vetor, o segundo menor para a segunda posição, e assim subsequentemente até que o vetor esteja completamente ordenado. O algoritmo é composto de dois laços de repetição, onde um externo irá percorrer cada índice do vetor, e um interno irá comparar o número daquele índice com o restante do vetor, e caso ache um menor, irá troca-lo com o do da posição do índice atual e irá rodar novamente o laço externo, até que o número do índice atual seja o maior do vetor.</text:span></text:p>
      <text:p text:style-name="P23"/>
      <text:p text:style-name="P23">→ Isertion Sort: <text:span text:style-name="T14">O Insertion Sort é baseado em ler um número, e compara-lo com todos os números anteriores a ele(à sua esquerda no vetor), até encontrar a sua posição exata entre aqueles números. O algoritmo irá rodar todas as posições do vetor da esquerda para a direita, porém apenas uma vez. Cada número lido será adicionado a um “subarray”, ou seja em um vetor menor dentro do vetor inicial, onde esse “subvetor” servirá de base de comparação para cada próximo número, que se juntará à essa porção, em sua posição devidamente ordenada, até que o subvetor alcance o tamanho dos n números do vetor inicial e esteja completamente ordenado.</text:span></text:p>
      <text:p text:style-name="P23"/>
      <text:p text:style-name="P23">→<text:span text:style-name="T13"> Bubblesort: O Bubblesort é baseado no efeito de bolhas flutuando de um recipiente. O algoritmo possui estrutura de repetição que percorre todo o vetor, comparando dois elementos consecutivos por vez , colocando sempre o maior à direita, até que o maior elemento fique no fim do vetor(como bolhas <text:s/>flutuando ao topo do recipiente e se separando do todo), e assim consecutivamente até que o vetor esteja completamente ordenado.</text:span></text:p>
      <text:p text:style-name="P23"/>
      <text:p text:style-name="P23">→<text:span text:style-name="T13"> Shellsort: O Shellsort é considerado um refinamento do Insertion Sort. O que difere o Shellsort do Insertion Sort é que nesse caso, divide-se o vetor em partes menores para então aplicar o método do Insertion Sort sobre as mesmas. O algoritmo tem uma estrutura que divide o vetor por um passo de incremento h, que separa os índices baseados nos múltiplos desse passo(Ex.: Passo 2 – Índice 0, 2, 4, etc.), e </text:span><text:soft-page-break/><text:span text:style-name="T13">compara esses índices e os ordena. O algoritmo compara essas porções separadas por passos até que o vetor esteja completamente ordenado.</text:span></text:p>
      <text:p text:style-name="P23"/>
      <text:p text:style-name="P23">→<text:span text:style-name="T13"> Quicksort: O Quicksort se assemelha ao Shellsort na ideia de “dividir para conquistar”.</text:span></text:p>
      <text:p text:style-name="P23"/>
      <text:p text:style-name="P23">→<text:span text:style-name="T13"> Heapsort: </text:span></text:p>
      <text:p text:style-name="P23"/>
      <text:p text:style-name="P24">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3:59:28.990000000</meta:creation-date>
    <dc:date>2017-05-12T18:35:23.566000000</dc:date>
    <meta:editing-duration>PT5H45M49S</meta:editing-duration>
    <meta:editing-cycles>21</meta:editing-cycles>
    <meta:generator>LibreOffice/4.2.4.2$Windows_x86 LibreOffice_project/63150712c6d317d27ce2db16eb94c2f3d7b699f8</meta:generator>
    <meta:document-statistic meta:table-count="0" meta:image-count="0" meta:object-count="0" meta:page-count="5" meta:paragraph-count="45" meta:word-count="1128" meta:character-count="7049" meta:non-whitespace-character-count="5497"/>
  </office:meta>
</office:document-meta>
</file>